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Regular" svg:font-family="Lato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ing_20_1">
      <style:text-properties style:font-name="Liberation Sans" fo:font-size="18.2000007629395pt" fo:font-weight="bold" officeooo:rsid="001d4646" officeooo:paragraph-rsid="001d464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Text_20_body" style:list-style-name="L6"/>
    <style:style style:name="P3" style:family="paragraph" style:parent-style-name="Text_20_body">
      <style:text-properties officeooo:rsid="001d4646" officeooo:paragraph-rsid="001d4646"/>
    </style:style>
    <style:style style:name="T1" style:family="text">
      <style:text-properties officeooo:rsid="001136fb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ikhail Joseph <text:span text:style-name="T1">T. </text:span>Agudo</text:p>
      <text:h text:style-name="P1" text:outline-level="1">Meeting Scheduled</text:h>
      <text:p text:style-name="Text_20_body"><text:span text:style-name="Strong_20_Emphasis">Your supervisor wanted to meet with you at 3 pm (over Zoom) to go over a few items. It’s 3:05 pm now but your supervisor hasn’t shown up yet. It’s now 3:15 pm now and your supervisor still hasn’t shown up yet. You log off from Zoom and continue with your work.</text:span></text:p>
      <text:p text:style-name="Text_20_body"><text:span text:style-name="Strong_20_Emphasis">Please answer the following questions:</text:span></text:p>
      <text:list xml:id="list2382904758" text:style-name="L6">
        <text:list-item>
          <text:p text:style-name="P2"><text:span text:style-name="Strong_20_Emphasis">What went wrong here?</text:span></text:p>
        </text:list-item>
        <text:list-item>
          <text:p text:style-name="P2"><text:span text:style-name="Strong_20_Emphasis">If you were super proactive in your communication, what would you have done? What message would you send your supervisor and when would you send this?</text:span></text:p>
        </text:list-item>
      </text:list>
      <text:p text:style-name="Text_20_body"><text:span text:style-name="Strong_20_Emphasis">Draft the communications you would send to your supervisor and when you would send each of these communications.</text:span></text:p>
      <text:p text:style-name="P3">Supervisors can be busy, and they may have forgotten. The correct approach should be to send a friendly message that I am at the Zoom meeting and am waiting for them. I think an email may not be appropriate, so a message on Slack or Discord should be enough.</text:p>
      <text:p text:style-name="P3">Another thing is that it should be possible to work while waiting on Zoom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Hi, Supervisor. I am waiting at the Zoom meeting right now. I’ll continue my work in the mean time. &lt; smiley face 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Regular" svg:font-family="Lato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0:41:15.024020675</meta:creation-date>
    <dc:date>2021-03-15T19:04:09.760592340</dc:date>
    <meta:editing-duration>PT8H1M30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10" meta:word-count="199" meta:character-count="1072" meta:non-whitespace-character-count="885"/>
  </office:meta>
</office:document-meta>
</file>